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900000173E2E7D9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="Arrow" draw:marker-start-width="0.376cm" draw:marker-end="Arrow" draw:marker-end-width="0.376cm" draw:fill-color="#198a8a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9cm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25cm" svg:height="8.599cm" draw:transform="skewX (0.473856891916371) rotate (1.09536863855143) translate (6.723cm 17.926cm)">
          <text:p/>
          <draw:enhanced-geometry svg:viewBox="0 0 88 21600" draw:glue-points="44 ?f6 44 0 0 10800 44 21600 88 10800" draw:text-areas="0 ?f6 88 ?f3" draw:mirror-horizontal="true" draw:type="can" draw:modifiers="502.2671782350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675cm" svg:height="1.125cm" svg:x="6.648cm" svg:y="19.1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675cm" svg:height="1.125cm" svg:x="8.973cm" svg:y="19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675cm" svg:height="1.125cm" svg:x="11.398cm" svg:y="19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675cm" svg:height="1.125cm" svg:x="13.823cm" svg:y="19.1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473cm" svg:y1="17.931cm" svg:x2="7.448cm" svg:y2="19.281cm">
          <text:p/>
        </draw:line>
        <draw:line draw:style-name="gr2" draw:text-style-name="P1" draw:layer="layout" svg:x1="9.885cm" svg:y1="17.956cm" svg:x2="9.86cm" svg:y2="19.306cm">
          <text:p/>
        </draw:line>
        <draw:line draw:style-name="gr2" draw:text-style-name="P1" draw:layer="layout" svg:x1="12.285cm" svg:y1="17.931cm" svg:x2="12.26cm" svg:y2="19.281cm">
          <text:p/>
        </draw:line>
        <draw:line draw:style-name="gr2" draw:text-style-name="P1" draw:layer="layout" svg:x1="14.71cm" svg:y1="17.956cm" svg:x2="14.685cm" svg:y2="19.306cm">
          <text:p/>
        </draw:line>
        <draw:line draw:style-name="gr3" draw:text-style-name="P1" draw:layer="layout" svg:x1="11.973cm" svg:y1="17.806cm" svg:x2="9.385cm" svg:y2="20.881cm">
          <text:p/>
        </draw:line>
        <draw:custom-shape draw:style-name="gr4" draw:text-style-name="P1" draw:layer="layout" svg:width="2.825cm" svg:height="1.273cm" draw:transform="rotate (0.00977384381116644) translate (7.861cm 20.67cm)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7290.423861852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.675cm" svg:height="1.125cm" svg:x="3.797cm" svg:y="24.8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.675cm" svg:height="1.125cm" svg:x="6.122cm" svg:y="24.9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.675cm" svg:height="1.125cm" svg:x="8.547cm" svg:y="24.9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.675cm" svg:height="1.125cm" svg:x="10.972cm" svg:y="24.8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622cm" svg:y1="23.631cm" svg:x2="4.597cm" svg:y2="24.981cm">
          <text:p/>
        </draw:line>
        <draw:line draw:style-name="gr3" draw:text-style-name="P1" draw:layer="layout" svg:x1="7.034cm" svg:y1="23.656cm" svg:x2="7.009cm" svg:y2="25.006cm">
          <text:p/>
        </draw:line>
        <draw:line draw:style-name="gr3" draw:text-style-name="P1" draw:layer="layout" svg:x1="9.434cm" svg:y1="23.631cm" svg:x2="9.409cm" svg:y2="24.981cm">
          <text:p/>
        </draw:line>
        <draw:line draw:style-name="gr3" draw:text-style-name="P1" draw:layer="layout" svg:x1="11.859cm" svg:y1="23.656cm" svg:x2="11.834cm" svg:y2="25.006cm">
          <text:p/>
        </draw:line>
        <draw:line draw:style-name="gr3" draw:text-style-name="P1" draw:layer="layout" svg:x1="9.135cm" svg:y1="21.368cm" svg:x2="7.298cm" svg:y2="23.568cm">
          <text:p/>
        </draw:line>
        <draw:custom-shape draw:style-name="gr5" draw:text-style-name="P1" draw:layer="layout" svg:width="0.325cm" svg:height="8.599cm" draw:transform="skewX (0.473856891916371) rotate (1.09536863855143) translate (3.171cm 23.664cm)">
          <text:p/>
          <draw:enhanced-geometry svg:viewBox="0 0 88 21600" draw:glue-points="44 ?f6 44 0 0 10800 44 21600 88 10800" draw:text-areas="0 ?f6 88 ?f3" draw:mirror-horizontal="true" draw:type="can" draw:modifiers="502.2671782350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layer="layout" svg:width="5.487cm" svg:height="2.384cm" svg:x="12.437cm" svg:y="20.753cm">
          <draw:text-box>
            <text:p>Repeater,</text:p>
            <text:p>Bridge, or</text:p>
            <text:p>Gateway</text:p>
          </draw:text-box>
        </draw:frame>
        <draw:line draw:style-name="gr7" draw:text-style-name="P1" draw:layer="layout" svg:x1="12.285cm" svg:y1="21.981cm" svg:x2="10.623cm" svg:y2="21.668cm">
          <text:p/>
        </draw:line>
        <draw:frame draw:style-name="gr8" draw:text-style-name="P1" draw:layer="layout" svg:width="7.524cm" svg:height="3.939cm" svg:x="2.726cm" svg:y="7.536cm">
          <draw:image xlink:href="Pictures/100000000000028900000173E2E7D9F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9-14T23:42:06</meta:creation-date>
    <dc:date>2010-09-14T23:59:24</dc:date>
    <dc:creator>David Harris</dc:creator>
    <meta:editing-duration>PT00H01M33S</meta:editing-duration>
    <meta:editing-cycles>1</meta:editing-cycles>
    <meta:document-statistic meta:object-count="24"/>
    <meta:generator>OpenOffice.org/3.2$Unix OpenOffice.org_project/320m18$Build-9502</meta:generator>
  </office:meta>
</office:document-meta>
</file>